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onel Auroux </text:h>
      <text:p text:style-name="Standard">Directeur du LSE at Epita/Epitech </text:p>
      <text:p text:style-name="Standard"><text:a xlink:type="simple" xlink:href="mailto:iopi@anciens.epitech.net">iopi@anciens.epitech.net</text:a></text:p>
      <text:p text:style-name="Standard">née le 05 – 10 - 1977 </text:p>
      <text:h text:style-name="Heading_20_2" text:outline-level="2">Études:</text:h>
      <text:h text:style-name="P5" text:outline-level="3">Depuis janvier 2010 – Laboratoire PRISM Université Versailles-Saint-Quentin</text:h>
      <text:p text:style-name="Text_20_body"><text:span text:style-name="T2">Doctorant en informatique , «Liens entre les concepts de programmation haut niveau et l'architecture des machines».</text:span></text:p>
      <text:h text:style-name="P5" text:outline-level="3">2002 – 2003 <text:s/>Conservatoire National des Arts et Métiers </text:h>
      <text:p text:style-name="Text_20_body">3ieme Cycle, Système Intelligent - Agent Autonome </text:p>
      <text:h text:style-name="P5" text:outline-level="3">1999 – 2002 <text:s/>EPITECH </text:h>
      <text:p text:style-name="Text_20_body">Master epitech d'expertise en informatique</text:p>
      <text:h text:style-name="P5" text:outline-level="3">1996 – 1998 <text:s/>Université Paul Sabatier (Toulouse III) </text:h>
      <text:p text:style-name="Text_20_body">DUT, Informatique de Gestion</text:p>
      <text:h text:style-name="Heading_20_2" text:outline-level="2">Expériences:</text:h>
      <text:h text:style-name="Heading_20_3" text:outline-level="3"><text:span text:style-name="T2">Direction du LSE</text:span> : <text:span text:style-name="T2">Epita Epitech </text:span></text:h>
      <text:p text:style-name="P1">Depuis Octobre 2005 (4 ans 3 mois) </text:p>
      <text:p text:style-name="P3"><text:bookmark text:name="result_box1"/><text:span text:style-name="T1">gérer les étudiants, animer la recherche, et superviser les cours réalisés par le laboratoire dans les domaines suivant: Kernel hacking, Système d'exploitation de recherche, </text:span>Système et la sécurité des réseaux, Audit de sécurité et rétro-ingénierie logiciel.<text:line-break/></text:p>
      <text:p text:style-name="Standard"> Géré des projets et des services fournis par le LSE pour des entreprises telles que:<text:line-break/> - RATP, Direction du travail, Skyrecon, CashTV, Camtrace, Groupe ON-X</text:p>
      <text:h text:style-name="Heading_20_3" text:outline-level="3">Professeur à EPITECH </text:h>
      <text:p text:style-name="P1">Depuis Octobre 2003 (6 ans 3 mois) </text:p>
      <text:p text:style-name="Standard">Matière enseigner : Théorie des langages et programmation orienté objet.</text:p>
      <text:p text:style-name="P4"><text:bookmark text:name="result_box2"/>Projet : le but est d'aider les élèves à construire leur propre langage POO basée sur C.<text:line-break/></text:p>
      <text:p text:style-name="P4">Mots-clés: C (iso89, iso99), CodeWorker, la compilation, pred LL (k) parser, POO, ABI C + +, décoration de symbole, vtable, liaison dynamique</text:p>
      <text:p text:style-name="Text_20_body"/>
      <text:h text:style-name="Heading_20_3" text:outline-level="3">Ingénieur Étude et développement à ON-X </text:h>
      <text:p text:style-name="P2">Octobre 2002 - Octobre 2005 (3 ans 1 mois) </text:p>
      <text:p text:style-name="Standard"><text:span text:style-name="T1">Rédaction de propositions techniques, développements des logiciels et gestion d'équipe sur de nombreux domaines (application gestion, application réseau ou de programmation du noyau) pour </text:span><text:soft-page-break/><text:span text:style-name="T1">des sociétés tel que: Smith Heimann, Thales (Air &amp; Défense, COM, Transporation System, Training &amp; Simulation), communauté européenne.<text:line-break/><text:line-break/>  </text:span>Mots-clés: C, C + +, Ruby, Python, Java, PKI, MIL STD, génération d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uroux lionel</meta:initial-creator>
    <meta:creation-date>2009-12-07T17:16:34</meta:creation-date>
    <dc:date>2010-04-29T16:24:07</dc:date>
    <dc:creator>auroux lionel</dc:creator>
    <meta:editing-duration>PT00H32M34S</meta:editing-duration>
    <meta:editing-cycles>17</meta:editing-cycles>
    <meta:generator>OpenOffice.org/3.1$Linux OpenOffice.org_project/310m19$Build-9420</meta:generator>
    <meta:document-statistic meta:table-count="0" meta:image-count="0" meta:object-count="0" meta:page-count="2" meta:paragraph-count="26" meta:word-count="282" meta:character-count="1874"/>
  </office:meta>
</office:document-meta>
</file>